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79.9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243.81pt"/>
    </style:style>
    <style:style style:name="co7" style:family="table-column">
      <style:table-column-properties fo:break-before="auto" style:column-width="89.6pt"/>
    </style:style>
    <style:style style:name="co8" style:family="table-column">
      <style:table-column-properties fo:break-before="auto" style:column-width="52.81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85.44pt"/>
    </style:style>
    <style:style style:name="co11" style:family="table-column">
      <style:table-column-properties fo:break-before="auto" style:column-width="90.99pt"/>
    </style:style>
    <style:style style:name="co12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Reserves">
      <style:table-properties table:display="true" style:writing-mode="lr-tb"/>
    </style:style>
    <style:style style:name="ta3" style:family="table" style:master-page-name="PageStyle_5f_Transactions">
      <style:table-properties table:display="true" style:writing-mode="lr-tb"/>
    </style:style>
    <style:style style:name="ta4" style:family="table" style:master-page-name="PageStyle_5f_InU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LO CDL Dem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st updated: 7/29/22 J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https://script.google.com/a/macros/flo.org/s/AKfycbxhGAzRWMbF-vhX3Mi4TyyRE_qYnkzoz6MxD6x_KjzwqUn671II3AkwevVJTljyOGF81w/exec" xlink:type="simple">Deployment URL: https://script.google.com/a/macros/flo.org/s/AKfycbxhGAzRWMbF-vhX3Mi4TyyRE_qYnkzoz6MxD6x_KjzwqUn671II3AkwevVJTljyOGF81w/exec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RL to request by item by barcode: use the above URL and append: ?barcode=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ample of full URL:</text:p>
          </table:table-cell>
          <table:table-cell table:style-name="ce2" office:value-type="string" calcext:value-type="string">
            <text:p><text:a xlink:href="https://script.google.com/a/macros/flo.org/s/AKfycbxhGAzRWMbF-vhX3Mi4TyyRE_qYnkzoz6MxD6x_KjzwqUn671II3AkwevVJTljyOGF81w/exec?barcode=28130000045577" xlink:type="simple">https://script.google.com/a/macros/flo.org/s/AKfycbxhGAzRWMbF-vhX3Mi4TyyRE_qYnkzoz6MxD6x_KjzwqUn671II3AkwevVJTljyOGF81w/exec?barcode=28130000045577</text:a>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erv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pdate</text:p>
          </table:table-cell>
          <table:table-cell table:number-columns-repeated="1017"/>
        </table:table-row>
        <table:table-row table:style-name="ro1" table:number-rows-repeated="12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3">
          <table:table-cell table:style-name="ce3" table:number-columns-repeated="5"/>
          <table:table-cell/>
          <table:table-cell table:style-name="ce5"/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s" table:style-name="ta3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Request dat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Barcode</text:p>
          </table:table-cell>
          <table:table-cell table:style-name="ce1" office:value-type="string" calcext:value-type="string">
            <text:p>Item I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style-name="ce6" office:value-type="string" calcext:value-type="string">
            <text:p>Loan date</text:p>
          </table:table-cell>
          <table:table-cell table:style-name="ce6" office:value-type="string" calcext:value-type="string">
            <text:p>Expire date</text:p>
          </table:table-cell>
          <table:table-cell table:style-name="ce1" table:number-columns-repeated="14"/>
          <table:table-cell table:number-columns-repeated="99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Use" table:style-name="ta4">
        <table:table-column table:style-name="co2" table:default-cell-style-name="Default"/>
        <table:table-column table:style-name="co1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Barcod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Expiration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rves" style:display-name="PageStyle_Reser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s" style:display-name="PageStyle_Trans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Use" style:display-name="PageStyle_InU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8" meta:object-count="0"/>
    <meta:generator>LibreOfficeDev/6.0.5.2$Linux_X86_64 LibreOffice_project/</meta:generator>
  </office:meta>
</office:document-meta>
</file>